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25.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Forme1" draw:style-name="gr1" draw:text-style-name="P1" svg:width="17.054cm" svg:height="25.551cm" svg:x="0.129cm" svg:y="0.198cm"><draw:text-box><text:p><text:span text:style-name="T1">CAS NUMÉRO 1:</text:span> </text:p><text:p>Nom : Commander pizza - Client (package « Interface Vente »)</text:p><text:p>Acteur : Client </text:p><text:p>Description : Le client doit pouvoir commander une pizza à partir du site internet. </text:p><text:p>Auteur : Otman ANDOUR</text:p><text:p>Date : 03/11/2018</text:p><text:p>Pré-conditions : L’utilisateur doit être authentifié en tant que client (Cas d’utilisation « Authentification » – package « Interface vente ») </text:p><text:p>Démarrage : L’utilisateur a demandé la page « Consulter liste Pizzas » </text:p><text:p><text:span text:style-name="T1"/></text:p><text:p><text:span text:style-name="T1">DESCRIPTION </text:span></text:p><text:p><text:span text:style-name="T2">Le scénario nominal </text:span></text:p><text:p>1. Le système fait appel au cas d’utilisation interne « Consulter liste Pizzas »</text:p><text:p>2. Le système fait appel au cas d’utilisation interne « Suivi stock et pizzas disponibles » </text:p><text:p>3. Le système affiche la liste des pizzas disponibles pour le client. </text:p><text:p>4. Le client sélectionne la pizza souhaitée. </text:p><text:p>5. Le client indique la quantité souhaitée.</text:p><text:p>6. Le système <text:s/>propose à l’acheteur de choisir un mode de règlement </text:p><text:p>7. Le système enregistre la commande. </text:p><text:p>8. Le système affiche le récapitulatif de l’achat. </text:p><text:p><text:span text:style-name="T2">Les scénarios d’exception </text:span></text:p><text:p>4.a Le client choisi de quitter le site internet. La commande est annulée. <text:s/></text:p><text:p>6.a Le client choisi un règlement sur place. </text:p><text:p>6.b Le client choisi de régler en ligne. Le système fait appel au cas d’utilisation internet « Paiement commande » </text:p><text:p>6.b.1 L’enregistrement du règlement n’a pas réussi. Le système envoi un message d’erreur et invite le client à recommencer ou à payer sur place. </text:p><text:p>7.a L’enregistrement définitif de l’achat n’a pas réussi. Le système affiche un message d’erreur et invite l’utilisateur à réessayer. </text:p><text:p><text:span text:style-name="T3"/></text:p><text:p><text:span text:style-name="T3">FIN</text:span></text:p><text:p>Scénario nominal : L’utilisateur quitte la page après le point 8 (affichage du récapitulatif de l’achat) </text:p><text:p>Scénario d’exception : après le point 6 ou 7, si l’enregistrement du règlement ou de la commande définitive ne réussit pas. </text:p><text:p><text:span text:style-name="T1"/></text:p><text:p><text:span text:style-name="T1">POST CONDITION</text:span></text:p><text:p>Scénario nominal : l’achat et son règlement ont été enregistrés en base de données. </text:p><text:p>Scénario d’exception : l’achat a été récapitulé dans un message et a été envoyé au service commercial de l’entreprise. </text:p><text:p/><text:p><text:span text:style-name="T1">COMPLÉMENTS</text:span> </text:p><text:p><text:span text:style-name="T2">Ergonomie</text:span> </text:p><text:p>L’affichage de la liste des pizzas doit contenir le nom de chaque pizza, accompagné de la liste des ingrédients et d’une photo de la pizza.</text:p><text:p/><text:p><text:span text:style-name="T1">PROBLÈMES NON RÉSOLUS</text:span> <text:s/></text:p><text:p>L’utilisateur peut-il commander une pizza, puis ensuite s’authentifier et payer la commande ?</text:p><text:p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3:36:48.861000000</meta:creation-date>
    <dc:date>2018-11-05T15:46:12.350000000</dc:date>
    <meta:editing-duration>PT58S</meta:editing-duration>
    <meta:editing-cycles>3</meta:editing-cycles>
    <meta:generator>LibreOffice/5.2.6.2$Windows_x86 LibreOffice_project/a3100ed2409ebf1c212f5048fbe377c281438fdc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